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fill="solid" draw:fill-color="#47b8b8" draw:textarea-horizontal-align="center" draw:textarea-vertical-align="middle"/>
    </style:style>
    <style:style style:name="gr3" style:family="graphic" style:parent-style-name="standard">
      <style:graphic-properties draw:fill="solid" draw:fill-color="#ff8080" draw:textarea-horizontal-align="center" draw:textarea-vertical-align="middle"/>
    </style:style>
    <style:style style:name="gr4" style:family="graphic" style:parent-style-name="standard">
      <style:graphic-properties draw:stroke="solid" draw:stroke-dash="Fine_20_Dashed"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1.4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e6e64c" draw:textarea-horizontal-align="center" draw:textarea-vertical-align="middle"/>
    </style:style>
    <style:style style:name="gr9" style:family="graphic" style:parent-style-name="standard">
      <style:graphic-properties draw:stroke="dash" draw:stroke-dash="Fine_20_Dashed" draw:marker-end="Arrow" draw:marker-end-width="0.3cm" draw:textarea-horizontal-align="center" draw:textarea-vertical-align="middle"/>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svg:stroke-width="0.2cm" svg:stroke-color="#800000" draw:marker-start-width="0.5cm" draw:marker-end-width="0.5cm" draw:textarea-horizontal-align="center" draw:textarea-vertical-align="middle" fo:padding-top="0.225cm" fo:padding-bottom="0.225cm" fo:padding-left="0.35cm" fo:padding-right="0.35cm"/>
    </style:style>
    <style:style style:name="gr12" style:family="graphic" style:parent-style-name="standard">
      <style:graphic-properties draw:fill="solid" draw:fill-color="#9966cc" draw:textarea-horizontal-align="center" draw:textarea-vertical-align="middle"/>
    </style:style>
    <style:style style:name="gr13" style:family="graphic" style:parent-style-name="standard">
      <style:graphic-properties draw:stroke="none" draw:fill="solid" draw:fill-color="#e6e6ff" draw:textarea-vertical-align="middle" draw:auto-grow-height="false" fo:min-height="0.749cm" fo:min-width="0.499cm" draw:shadow="visible" draw:shadow-offset-x="0.1cm" draw:shadow-offset-y="0.1cm"/>
    </style:style>
    <style:style style:name="gr14" style:family="graphic" style:parent-style-name="standard">
      <style:graphic-properties draw:stroke="none" draw:textarea-horizontal-align="center" draw:textarea-vertical-align="middle"/>
    </style:style>
    <style:style style:name="gr15" style:family="graphic" style:parent-style-name="standard">
      <style:graphic-properties draw:stroke="dash" draw:stroke-dash="Fine_20_Dashed" svg:stroke-width="0.1cm" svg:stroke-color="#2323dc" draw:marker-start-width="0.35cm" draw:marker-end-width="0.35cm" draw:fill="solid" draw:fill-color="#0084d1" draw:textarea-horizontal-align="justify" draw:textarea-vertical-align="middle" draw:auto-grow-height="false" fo:padding-top="0.175cm" fo:padding-bottom="0.175cm" fo:padding-left="0.3cm" fo:padding-right="0.3cm"/>
    </style:style>
    <style:style style:name="gr16" style:family="graphic" style:parent-style-name="standard">
      <style:graphic-properties draw:stroke="solid" draw:stroke-dash="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17" style:family="graphic" style:parent-style-name="standard">
      <style:graphic-properties draw:stroke="none" draw:fill="solid" draw:fill-color="#ffffff" draw:textarea-horizontal-align="justify" draw:textarea-vertical-align="middle" draw:auto-grow-height="false" draw:shadow="visible" draw:shadow-offset-x="0.1cm" draw:shadow-offset-y="0.1cm"/>
    </style:style>
    <style:style style:name="gr18"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9" style:family="graphic" style:parent-style-name="standard">
      <style:graphic-properties draw:stroke="none" draw:textarea-horizontal-align="center" draw:textarea-vertical-align="middle" draw:shadow="visible" draw:shadow-offset-x="0.1cm" draw:shadow-offset-y="0.1cm"/>
    </style:style>
    <style:style style:name="gr20" style:family="graphic" style:parent-style-name="standard">
      <style:graphic-properties draw:stroke="dash" draw:stroke-dash="Fine_20_Dashed" svg:stroke-width="0.1cm" draw:marker-start-width="0.35cm" draw:marker-end="Arrow" draw:marker-end-width="0.45cm" draw:textarea-horizontal-align="center" draw:textarea-vertical-align="middle" fo:padding-top="0.175cm" fo:padding-bottom="0.175cm" fo:padding-left="0.3cm" fo:padding-right="0.3cm"/>
    </style:style>
    <style:style style:name="gr21" style:family="graphic" style:parent-style-name="standard">
      <style:graphic-properties draw:stroke="none" draw:fill="solid" draw:fill-color="#9966cc" draw:textarea-horizontal-align="justify" draw:textarea-vertical-align="middle" draw:auto-grow-height="false"/>
    </style:style>
    <style:style style:name="gr22" style:family="graphic" style:parent-style-name="standard">
      <style:graphic-properties draw:stroke="none" draw:fill="solid" draw:fill-color="#ffd320" draw:textarea-horizontal-align="justify" draw:textarea-vertical-align="middle" draw:auto-grow-height="false"/>
    </style:style>
    <style:style style:name="gr23" style:family="graphic" style:parent-style-name="standard">
      <style:graphic-properties draw:stroke="none" draw:fill="solid" draw:fill-color="#e6e6ff" draw:textarea-vertical-align="middle" draw:auto-grow-height="false" fo:min-height="0.749cm" fo:min-width="0.499cm" draw:shadow="visible" draw:shadow-offset-x="0.1cm" draw:shadow-offset-y="0.1cm"/>
    </style:style>
    <style:style style:name="gr24" style:family="graphic" style:parent-style-name="standard">
      <style:graphic-properties draw:stroke="none" draw:fill="solid" draw:fill-color="#aecf00" draw:textarea-horizontal-align="justify" draw:textarea-vertical-align="middle" draw:auto-grow-height="false"/>
    </style:style>
    <style:style style:name="gr25" style:family="graphic" style:parent-style-name="standard">
      <style:graphic-properties draw:stroke="none" draw:fill="solid" draw:fill-color="#ff8080"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14pt" fo:font-weight="bold" style:font-size-asian="14pt" style:font-weight-asian="bold" style:font-size-complex="14pt" style:font-weight-complex="bold"/>
    </style:style>
    <style:style style:name="P6" style:family="paragraph">
      <style:text-properties fo:font-size="12pt" fo:font-weight="bold" style:font-size-asian="12pt" style:font-weight-asian="bold" style:font-size-complex="12pt" style:font-weight-complex="bold"/>
    </style:style>
    <style:style style:name="P7" style:family="paragraph">
      <style:paragraph-properties fo:text-align="center"/>
      <style:text-properties fo:font-family="'Daniel Black'" style:font-pitch="variable" fo:font-size="18pt"/>
    </style:style>
    <style:style style:name="P8" style:family="paragraph">
      <style:text-properties fo:color="#ffffff" fo:font-family="'Daniel Black'" style:font-pitch="variable"/>
    </style:style>
    <style:style style:name="P9" style:family="paragraph">
      <style:text-properties fo:color="#ffffff" fo:font-family="'Daniel Black'" style:font-pitch="variable" fo:font-size="12pt" style:font-size-asian="12pt" style:font-size-complex="12pt"/>
    </style:style>
    <style:style style:name="P10" style:family="paragraph">
      <style:paragraph-properties fo:text-align="center"/>
      <style:text-properties fo:font-family="'Daniel Black'" style:font-pitch="variable"/>
    </style:style>
    <style:style style:name="P11" style:family="paragraph">
      <style:paragraph-properties fo:text-align="center"/>
      <style:text-properties fo:font-family="'Daniel Black'" style:font-pitch="variable" fo:font-size="12pt" style:font-size-asian="12pt" style:font-size-complex="12pt"/>
    </style:style>
    <style:style style:name="P12" style:family="paragraph">
      <style:text-properties fo:color="#ffffff" fo:font-family="'Daniel Black'" style:font-pitch="variable" fo:font-size="14pt" style:font-size-asian="14pt" style:font-size-complex="14pt"/>
    </style:style>
    <style:style style:name="P13" style:family="paragraph">
      <style:text-properties fo:font-family="'Daniel Black'" style:font-pitch="variable" fo:font-size="14pt" style:font-size-asian="14pt" style:font-size-complex="14pt"/>
    </style:style>
    <style:style style:name="P14" style:family="paragraph">
      <style:text-properties fo:font-family="'Daniel Black'" style:font-pitch="variable" fo:font-size="14pt" fo:font-weight="bold" style:font-size-asian="14pt" style:font-weight-asian="bold" style:font-size-complex="14pt" style:font-weight-complex="bold"/>
    </style:style>
    <style:style style:name="P15" style:family="paragraph">
      <style:text-properties fo:font-family="'Daniel Black'" style:font-pitch="variable" fo:font-size="10pt" fo:font-weight="bold" style:font-size-asian="10pt" style:font-weight-asian="bold" style:font-size-complex="10pt" style:font-weight-complex="bold"/>
    </style:style>
    <style:style style:name="P16" style:family="paragraph">
      <style:paragraph-properties fo:text-align="center"/>
      <style:text-properties fo:font-family="'Daniel Black'" style:font-pitch="variable" fo:font-size="16pt" style:font-size-asian="16pt" style:font-size-complex="16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family="'Daniel Black'" style:font-pitch="variable" fo:font-size="18pt"/>
    </style:style>
    <style:style style:name="T6" style:family="text">
      <style:text-properties fo:color="#ffffff" fo:font-family="'Daniel Black'" style:font-pitch="variable"/>
    </style:style>
    <style:style style:name="T7" style:family="text">
      <style:text-properties fo:color="#ffffff" fo:font-family="'Daniel Black'" style:font-pitch="variable" fo:font-size="12pt" style:font-size-asian="12pt" style:font-size-complex="12pt"/>
    </style:style>
    <style:style style:name="T8" style:family="text">
      <style:text-properties fo:font-family="'Daniel Black'" style:font-pitch="variable"/>
    </style:style>
    <style:style style:name="T9" style:family="text">
      <style:text-properties fo:font-family="'Daniel Black'" style:font-pitch="variable" fo:font-size="12pt" style:font-size-asian="12pt" style:font-size-complex="12pt"/>
    </style:style>
    <style:style style:name="T10" style:family="text">
      <style:text-properties fo:color="#ffffff" fo:font-family="'Daniel Black'" style:font-pitch="variable" fo:font-size="14pt" style:font-size-asian="14pt" style:font-size-complex="14pt"/>
    </style:style>
    <style:style style:name="T11" style:family="text">
      <style:text-properties fo:font-family="'Daniel Black'" style:font-pitch="variable" fo:font-size="14pt" style:font-size-asian="14pt" style:font-size-complex="14pt"/>
    </style:style>
    <style:style style:name="T12" style:family="text">
      <style:text-properties fo:font-family="'Daniel Black'" style:font-pitch="variable" fo:font-size="14pt" fo:font-weight="bold" style:font-size-asian="14pt" style:font-weight-asian="bold" style:font-size-complex="14pt" style:font-weight-complex="bold"/>
    </style:style>
    <style:style style:name="T13" style:family="text">
      <style:text-properties fo:font-family="'Daniel Black'" style:font-pitch="variable" fo:font-size="10pt" fo:font-weight="bold" style:font-size-asian="10pt" style:font-weight-asian="bold" style:font-size-complex="10pt" style:font-weight-complex="bold"/>
    </style:style>
    <style:style style:name="T14" style:family="text">
      <style:text-properties fo:font-family="'Daniel Black'"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5cm" svg:height="3cm" svg:x="20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1" draw:layer="layout" svg:width="15.5cm" svg:height="8cm" svg:x="4.5cm" svg:y="3.5cm">
          <text:p/>
        </draw:rect>
        <draw:rect draw:style-name="gr3" draw:text-style-name="P1" draw:layer="layout" svg:width="4cm" svg:height="2cm" svg:x="1.5cm" svg:y="17.5cm">
          <text:p text:style-name="P1">Scheduler 1</text:p>
        </draw:rect>
        <draw:line draw:style-name="gr4" draw:text-style-name="P1" draw:layer="layout" svg:x1="4cm" svg:y1="5.5cm" svg:x2="9cm" svg:y2="5.5cm">
          <text:p/>
        </draw:line>
        <draw:ellipse draw:style-name="gr5" draw:text-style-name="P1" draw:layer="layout" svg:width="3cm" svg:height="2cm" svg:x="1cm" svg:y="4.5cm">
          <text:p text:style-name="P1">conf</text:p>
        </draw:ellipse>
        <draw:ellipse draw:style-name="gr5" draw:text-style-name="P2" draw:layer="layout" svg:width="1.5cm" svg:height="1cm" svg:x="11cm" svg:y="7.5cm">
          <text:p text:style-name="P1"><text:span text:style-name="T1">CFG1</text:span></text:p>
        </draw:ellipse>
        <draw:frame draw:style-name="gr6" draw:text-style-name="P3" draw:layer="layout" svg:width="2.441cm" svg:height="0.725cm" svg:x="6cm" svg:y="4.775cm">
          <draw:text-box>
            <text:p><text:span text:style-name="T1">Read conf</text:span></text:p>
          </draw:text-box>
        </draw:frame>
        <draw:line draw:style-name="gr4" draw:text-style-name="P1" draw:layer="layout" svg:x1="11.5cm" svg:y1="6cm" svg:x2="12.5cm" svg:y2="7cm">
          <text:p/>
        </draw:line>
        <draw:frame draw:style-name="gr7" draw:text-style-name="P3" draw:layer="layout" svg:width="6.759cm" svg:height="1.199cm" svg:x="13.125cm" svg:y="6cm">
          <draw:text-box>
            <text:p><text:span text:style-name="T1">Auto cut into parts</text:span></text:p>
            <text:p><text:span text:style-name="T1">(number of no spare schedulers )</text:span></text:p>
          </draw:text-box>
        </draw:frame>
        <draw:frame draw:style-name="gr7" draw:text-style-name="P4" draw:layer="layout" svg:width="1.201cm" svg:height="0.806cm" svg:x="14.5cm" svg:y="7.694cm">
          <draw:text-box>
            <text:p><text:span text:style-name="T2">[...]</text:span></text:p>
          </draw:text-box>
        </draw:frame>
        <draw:rect draw:style-name="gr8" draw:text-style-name="P1" draw:layer="layout" svg:width="4.5cm" svg:height="1.5cm" svg:x="9cm" svg:y="4.5cm">
          <text:p text:style-name="P1">Conf parser</text:p>
        </draw:rect>
        <draw:frame draw:style-name="gr7" draw:layer="layout" svg:width="2.369cm" svg:height="0.962cm" svg:x="5cm" svg:y="3.537cm">
          <draw:text-box>
            <text:p>Arbiter</text:p>
          </draw:text-box>
        </draw:frame>
        <draw:ellipse draw:style-name="gr5" draw:text-style-name="P2" draw:layer="layout" svg:width="1.5cm" svg:height="1cm" svg:x="13cm" svg:y="7.5cm">
          <text:p text:style-name="P1"><text:span text:style-name="T1">CFG2</text:span></text:p>
        </draw:ellipse>
        <draw:ellipse draw:style-name="gr5" draw:text-style-name="P2" draw:layer="layout" svg:width="1.5cm" svg:height="1cm" svg:x="16cm" svg:y="7.5cm">
          <text:p text:style-name="P1"><text:span text:style-name="T1">CFGn</text:span></text:p>
        </draw:ellipse>
        <draw:rect draw:style-name="gr8" draw:text-style-name="P1" draw:layer="layout" svg:width="4.5cm" svg:height="1.5cm" svg:x="12.5cm" svg:y="9.5cm">
          <text:p text:style-name="P1">Dispatcher</text:p>
        </draw:rect>
        <draw:line draw:style-name="gr9" draw:text-style-name="P1" draw:layer="layout" svg:x1="14.5cm" svg:y1="9.5cm" svg:x2="12.5cm" svg:y2="8.5cm">
          <text:p/>
        </draw:line>
        <draw:line draw:style-name="gr9" draw:text-style-name="P1" draw:layer="layout" svg:x1="14.5cm" svg:y1="9.5cm" svg:x2="13.5cm" svg:y2="8.5cm">
          <text:p/>
        </draw:line>
        <draw:line draw:style-name="gr9" draw:text-style-name="P1" draw:layer="layout" svg:x1="14.5cm" svg:y1="9.5cm" svg:x2="16.5cm" svg:y2="8.5cm">
          <text:p/>
        </draw:line>
        <draw:rect draw:style-name="gr3" draw:text-style-name="P1" draw:layer="layout" svg:width="4cm" svg:height="2cm" svg:x="6.5cm" svg:y="17.5cm">
          <text:p text:style-name="P1">Scheduler 2</text:p>
        </draw:rect>
        <draw:frame draw:style-name="gr7" draw:text-style-name="P4" draw:layer="layout" svg:width="1.201cm" svg:height="0.806cm" svg:x="11.299cm" svg:y="18.194cm">
          <draw:text-box>
            <text:p><text:span text:style-name="T2">[...]</text:span></text:p>
          </draw:text-box>
        </draw:frame>
        <draw:rect draw:style-name="gr3" draw:text-style-name="P1" draw:layer="layout" svg:width="4cm" svg:height="2cm" svg:x="13cm" svg:y="17.5cm">
          <text:p text:style-name="P1">Scheduler n</text:p>
        </draw:rect>
        <draw:rect draw:style-name="gr3" draw:text-style-name="P1" draw:layer="layout" svg:width="4cm" svg:height="2cm" svg:x="18.5cm" svg:y="17.5cm">
          <text:p text:style-name="P1">Scheduler </text:p>
          <text:p text:style-name="P1">spare 1</text:p>
        </draw:rect>
        <draw:rect draw:style-name="gr3" draw:text-style-name="P1" draw:layer="layout" svg:width="4cm" svg:height="2cm" svg:x="23cm" svg:y="17.5cm">
          <text:p text:style-name="P1">Scheduler </text:p>
          <text:p text:style-name="P1">spare 2</text:p>
        </draw:rect>
        <draw:line draw:style-name="gr9" draw:text-style-name="P1" draw:layer="layout" svg:x1="14.5cm" svg:y1="11cm" svg:x2="20.5cm" svg:y2="17.5cm">
          <text:p/>
        </draw:line>
        <draw:line draw:style-name="gr9" draw:text-style-name="P1" draw:layer="layout" svg:x1="14.5cm" svg:y1="11cm" svg:x2="3.5cm" svg:y2="17.5cm">
          <text:p/>
        </draw:line>
        <draw:custom-shape draw:style-name="gr10" draw:text-style-name="P1" draw:layer="layout" svg:width="9cm" svg:height="2.5cm" svg:x="9.5cm" svg:y="12cm">
          <text:p text:style-name="P1">Lan/Wan or even IPoA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5" draw:text-style-name="P2" draw:layer="layout" svg:width="1.5cm" svg:height="1cm" svg:x="19cm" svg:y="16cm">
          <text:p text:style-name="P1"><text:span text:style-name="T1">CFG1</text:span></text:p>
        </draw:ellipse>
        <draw:ellipse draw:style-name="gr5" draw:text-style-name="P2" draw:layer="layout" svg:width="1.5cm" svg:height="1cm" svg:x="9cm" svg:y="17cm">
          <text:p text:style-name="P1"><text:span text:style-name="T1">CFG2</text:span></text:p>
        </draw:ellipse>
        <draw:ellipse draw:style-name="gr5" draw:text-style-name="P2" draw:layer="layout" svg:width="1.5cm" svg:height="1cm" svg:x="15.5cm" svg:y="17cm">
          <text:p text:style-name="P1"><text:span text:style-name="T1">CFGn</text:span></text:p>
        </draw:ellipse>
        <draw:line draw:style-name="gr11" draw:text-style-name="P1" draw:layer="layout" svg:x1="2cm" svg:y1="20cm" svg:x2="5cm" svg:y2="17cm">
          <text:p/>
        </draw:line>
        <draw:line draw:style-name="gr11" draw:text-style-name="P1" draw:layer="layout" svg:x1="5cm" svg:y1="20cm" svg:x2="2cm" svg:y2="17cm">
          <text:p/>
        </draw:line>
        <draw:frame draw:style-name="gr6" draw:text-style-name="P5" draw:layer="layout" svg:width="5.226cm" svg:height="0.806cm" svg:x="4cm" svg:y="13.5cm">
          <draw:text-box>
            <text:p><text:span text:style-name="T3">(1) Still alive? → NO</text:span></text:p>
          </draw:text-box>
        </draw:frame>
        <draw:frame draw:style-name="gr6" draw:text-style-name="P5" draw:layer="layout" svg:width="4.435cm" svg:height="0.806cm" svg:x="18.282cm" svg:y="14.5cm">
          <draw:text-box>
            <text:p><text:span text:style-name="T3">(2) dispatch cfg1</text:span></text:p>
          </draw:text-box>
        </draw:frame>
        <draw:rect draw:style-name="gr8" draw:text-style-name="P1" draw:layer="layout" svg:width="4.5cm" svg:height="1.5cm" svg:x="24cm" svg:y="7.001cm">
          <text:p text:style-name="P1">Broker</text:p>
        </draw:rect>
        <draw:rect draw:style-name="gr12" draw:text-style-name="P1" draw:layer="layout" svg:width="4.5cm" svg:height="1.5cm" svg:x="24cm" svg:y="9.001cm">
          <text:p text:style-name="P1">Reactionner</text:p>
        </draw:rect>
        <draw:rect draw:style-name="gr5" draw:text-style-name="P2" draw:layer="layout" svg:width="2cm" svg:height="1.5cm" svg:x="24cm" svg:y="11.001cm">
          <text:p text:style-name="P1"><text:span text:style-name="T1">Pollers</text:span></text:p>
        </draw:rect>
        <draw:line draw:style-name="gr9" draw:text-style-name="P1" draw:layer="layout" svg:x1="17cm" svg:y1="10.501cm" svg:x2="23.5cm" svg:y2="8.001cm">
          <text:p/>
        </draw:line>
        <draw:line draw:style-name="gr9" draw:text-style-name="P1" draw:layer="layout" svg:x1="17cm" svg:y1="10.501cm" svg:x2="23.5cm" svg:y2="10.001cm">
          <text:p/>
        </draw:line>
        <draw:line draw:style-name="gr9" draw:text-style-name="P1" draw:layer="layout" svg:x1="17cm" svg:y1="10.501cm" svg:x2="23.5cm" svg:y2="11.501cm">
          <text:p/>
        </draw:line>
        <draw:frame draw:style-name="gr7" draw:text-style-name="P6" draw:layer="layout" svg:width="4.888cm" svg:height="1.199cm" svg:x="19cm" svg:y="11.5cm">
          <draw:text-box>
            <text:p><text:span text:style-name="T4">(3) update schedulers</text:span></text:p>
            <text:p><text:span text:style-name="T4"><text:s/></text:span><text:span text:style-name="T4">links</text:span></text:p>
          </draw:text-box>
        </draw:frame>
      </draw:page>
      <draw:page draw:name="page2" draw:style-name="dp1" draw:master-page-name="Standard">
        <draw:custom-shape draw:style-name="gr13" draw:text-style-name="P1" draw:layer="layout" svg:width="3.5cm" svg:height="3cm" svg:x="20.1cm" svg:y="8.3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4" draw:text-style-name="P7" draw:layer="layout" svg:width="3cm" svg:height="2cm" svg:x="1cm" svg:y="4.5cm">
          <text:p text:style-name="P1"><text:span text:style-name="T5">Conf</text:span></text:p>
        </draw:ellipse>
        <draw:custom-shape draw:style-name="gr15" draw:text-style-name="P1" draw:layer="layout" svg:width="15.5cm" svg:height="8.5cm" svg:x="4.5cm" svg:y="3cm">
          <text:p/>
          <draw:enhanced-geometry svg:viewBox="0 0 21600 21600" draw:path-stretchpoint-x="10800" draw:path-stretchpoint-y="10800" draw:text-areas="?f3 ?f4 ?f5 ?f6" draw:type="round-rectangle" draw:modifiers="1171.344547700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3.44cm" svg:height="1.182cm" svg:x="4.801cm" svg:y="3.237cm">
          <draw:text-box>
            <text:p><text:span text:style-name="T6">Arbiter</text:span></text:p>
          </draw:text-box>
        </draw:frame>
        <draw:line draw:style-name="gr16" draw:text-style-name="P1" draw:layer="layout" svg:x1="4cm" svg:y1="5.5cm" svg:x2="9cm" svg:y2="5.5cm">
          <text:p/>
        </draw:line>
        <draw:frame draw:style-name="gr6" draw:text-style-name="P9" draw:layer="layout" svg:width="3cm" svg:height="0.874cm" svg:x="5.201cm" svg:y="4.776cm">
          <draw:text-box>
            <text:p><text:span text:style-name="T7">Read conf</text:span></text:p>
          </draw:text-box>
        </draw:frame>
        <draw:custom-shape draw:style-name="gr17" draw:text-style-name="P10" draw:layer="layout" svg:width="5cm" svg:height="1.5cm" svg:x="9cm" svg:y="4.5cm">
          <text:p text:style-name="P1"><text:span text:style-name="T8">Conf Par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5.768cm" svg:height="2.12cm" svg:x="14.4cm" svg:y="5.3cm">
          <draw:text-box>
            <text:p><text:span text:style-name="T7">Auto cut into parts</text:span></text:p>
            <text:p><text:span text:style-name="T7">(number of no spare </text:span></text:p>
            <text:p><text:span text:style-name="T7">schedulers )</text:span></text:p>
          </draw:text-box>
        </draw:frame>
        <draw:line draw:style-name="gr18" draw:text-style-name="P1" draw:layer="layout" svg:x1="12cm" svg:y1="6.5cm" svg:x2="13cm" svg:y2="7.5cm">
          <text:p/>
        </draw:line>
        <draw:ellipse draw:style-name="gr19" draw:text-style-name="P11" draw:id="id2" draw:layer="layout" svg:width="1.5cm" svg:height="1cm" svg:x="11cm" svg:y="7.5cm">
          <text:p text:style-name="P1"><text:span text:style-name="T9">CFG1</text:span></text:p>
        </draw:ellipse>
        <draw:frame draw:style-name="gr7" draw:text-style-name="P12" draw:layer="layout" svg:width="1.247cm" svg:height="0.975cm" svg:x="14.6cm" svg:y="7.594cm">
          <draw:text-box>
            <text:p><text:span text:style-name="T10">[...]</text:span></text:p>
          </draw:text-box>
        </draw:frame>
        <draw:ellipse draw:style-name="gr19" draw:text-style-name="P11" draw:id="id3" draw:layer="layout" svg:width="1.5cm" svg:height="1cm" svg:x="13cm" svg:y="7.5cm">
          <text:p text:style-name="P1"><text:span text:style-name="T9">CFG2</text:span></text:p>
        </draw:ellipse>
        <draw:ellipse draw:style-name="gr19" draw:text-style-name="P11" draw:id="id4" draw:layer="layout" svg:width="1.5cm" svg:height="1cm" svg:x="16cm" svg:y="7.5cm">
          <text:p text:style-name="P1"><text:span text:style-name="T9">CFGn</text:span></text:p>
        </draw:ellipse>
        <draw:custom-shape draw:style-name="gr17" draw:text-style-name="P10" draw:id="id1" draw:layer="layout" svg:width="5cm" svg:height="1.5cm" svg:x="12cm" svg:y="9.5cm">
          <text:p text:style-name="P1"><text:span text:style-name="T8">Dispatc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line" svg:x1="14.5cm" svg:y1="9.5cm" svg:x2="11.75cm" svg:y2="8.5cm" draw:start-shape="id1" draw:start-glue-point="0" draw:end-shape="id2" draw:end-glue-point="2" svg:d="m14500 9500-2750-1000">
          <text:p/>
        </draw:connector>
        <draw:connector draw:style-name="gr20" draw:text-style-name="P1" draw:layer="layout" draw:type="line" svg:x1="14.5cm" svg:y1="9.5cm" svg:x2="13.75cm" svg:y2="8.5cm" draw:end-shape="id3" draw:end-glue-point="2" svg:d="m14500 9500-750-1000">
          <text:p/>
        </draw:connector>
        <draw:connector draw:style-name="gr20" draw:text-style-name="P1" draw:layer="layout" draw:type="line" svg:x1="14.5cm" svg:y1="9.5cm" svg:x2="16.75cm" svg:y2="8.5cm" draw:end-shape="id4" draw:end-glue-point="2" svg:d="m14500 9500 2250-1000">
          <text:p/>
        </draw:connector>
        <draw:custom-shape draw:style-name="gr21" draw:text-style-name="P10" draw:id="id5" draw:layer="layout" svg:width="4.5cm" svg:height="1.5cm" svg:x="24cm" svg:y="6.5cm">
          <text:p text:style-name="P1"><text:span text:style-name="T8">Bro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id="id6" draw:layer="layout" svg:width="4.5cm" svg:height="1.5cm" svg:x="24cm" svg:y="8.5cm">
          <text:p text:style-name="P1"><text:span text:style-name="T8">Reaction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curve" svg:x1="17cm" svg:y1="10.25cm" svg:x2="24cm" svg:y2="7.25cm" draw:start-shape="id1" draw:start-glue-point="1" draw:end-shape="id5" svg:d="m17000 10250c5326 0 1827-3000 7000-3000">
          <text:p/>
        </draw:connector>
        <draw:connector draw:style-name="gr20" draw:text-style-name="P1" draw:layer="layout" draw:type="curve" svg:x1="17cm" svg:y1="10.25cm" svg:x2="24cm" svg:y2="9.25cm" draw:end-shape="id6" svg:d="m17000 10250c4875 0 1375-1000 7000-1000">
          <text:p/>
        </draw:connector>
        <draw:connector draw:style-name="gr20" draw:text-style-name="P1" draw:layer="layout" draw:type="curve" svg:x1="17cm" svg:y1="10.25cm" svg:x2="24cm" svg:y2="12cm" draw:end-shape="id7" draw:end-glue-point="3" svg:d="m17000 10250c4875 0 1375 1750 7000 1750">
          <text:p/>
        </draw:connector>
        <draw:frame draw:style-name="gr7" draw:text-style-name="P13" draw:layer="layout" svg:width="1.247cm" svg:height="0.975cm" svg:x="11.099cm" svg:y="18.194cm">
          <draw:text-box>
            <text:p><text:span text:style-name="T11">[...]</text:span></text:p>
          </draw:text-box>
        </draw:frame>
        <draw:line draw:style-name="gr20" draw:text-style-name="P1" draw:layer="layout" svg:x1="14.5cm" svg:y1="11cm" svg:x2="20.5cm" svg:y2="17.5cm">
          <text:p/>
        </draw:line>
        <draw:line draw:style-name="gr20" draw:text-style-name="P1" draw:layer="layout" svg:x1="14.5cm" svg:y1="11cm" svg:x2="3.5cm" svg:y2="17.5cm">
          <text:p/>
        </draw:line>
        <draw:custom-shape draw:style-name="gr23" draw:text-style-name="P7" draw:layer="layout" svg:width="10cm" svg:height="3cm" svg:x="9cm" svg:y="12cm">
          <text:p text:style-name="P1"><text:span text:style-name="T5">Lan/Wan or </text:span></text:p>
          <text:p text:style-name="P1"><text:span text:style-name="T5">even IPoA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6" draw:text-style-name="P14" draw:layer="layout" svg:width="6.141cm" svg:height="0.975cm" svg:x="2.6cm" svg:y="13.6cm">
          <draw:text-box>
            <text:p><text:span text:style-name="T12">(1) Still alive? → No</text:span></text:p>
          </draw:text-box>
        </draw:frame>
        <draw:frame draw:style-name="gr6" draw:text-style-name="P14" draw:layer="layout" svg:width="5.531cm" svg:height="0.975cm" svg:x="18.482cm" svg:y="14.5cm">
          <draw:text-box>
            <text:p><text:span text:style-name="T12">(2) dispatch cfg1</text:span></text:p>
          </draw:text-box>
        </draw:frame>
        <draw:frame draw:style-name="gr7" draw:text-style-name="P15" draw:layer="layout" svg:width="5.019cm" svg:height="1.285cm" svg:x="18.9cm" svg:y="12cm">
          <draw:text-box>
            <text:p><text:span text:style-name="T13">(3) update schedulers</text:span></text:p>
            <text:p><text:span text:style-name="T13"><text:s/></text:span><text:span text:style-name="T13">links</text:span></text:p>
          </draw:text-box>
        </draw:frame>
        <draw:custom-shape draw:style-name="gr24" draw:text-style-name="P10" draw:id="id7" draw:layer="layout" svg:width="3cm" svg:height="2cm" svg:x="24cm" svg:y="11cm">
          <text:p text:style-name="P1"><text:span text:style-name="T8">Pol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4cm" svg:height="2.5cm" svg:x="1.5cm" svg:y="17.5cm">
          <text:p text:style-name="P1"><text:span text:style-name="T14">Scheduler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4cm" svg:height="2.5cm" svg:x="6.5cm" svg:y="17.5cm">
          <text:p text:style-name="P1"><text:span text:style-name="T14">Scheduler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9" draw:text-style-name="P11" draw:layer="layout" svg:width="1.5cm" svg:height="1cm" svg:x="9cm" svg:y="17cm">
          <text:p text:style-name="P1"><text:span text:style-name="T9">CFG2</text:span></text:p>
        </draw:ellipse>
        <draw:custom-shape draw:style-name="gr25" draw:text-style-name="P16" draw:layer="layout" svg:width="4cm" svg:height="2.5cm" svg:x="13cm" svg:y="17.5cm">
          <text:p text:style-name="P1"><text:span text:style-name="T14">Scheduler 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9" draw:text-style-name="P11" draw:layer="layout" svg:width="1.5cm" svg:height="1cm" svg:x="15.5cm" svg:y="17cm">
          <text:p text:style-name="P1"><text:span text:style-name="T9">CFGn</text:span></text:p>
        </draw:ellipse>
        <draw:custom-shape draw:style-name="gr25" draw:text-style-name="P16" draw:layer="layout" svg:width="4cm" svg:height="2.5cm" svg:x="18.5cm" svg:y="17.5cm">
          <text:p text:style-name="P1"><text:span text:style-name="T14">Scheduler</text:span></text:p>
          <text:p text:style-name="P1"><text:span text:style-name="T14">Spar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6" draw:layer="layout" svg:width="4cm" svg:height="2.5cm" svg:x="23cm" svg:y="17.5cm">
          <text:p text:style-name="P1"><text:span text:style-name="T14">Scheduler</text:span></text:p>
          <text:p text:style-name="P1"><text:span text:style-name="T14">Spar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9" draw:text-style-name="P11" draw:layer="layout" svg:width="1.5cm" svg:height="1cm" svg:x="18.9cm" svg:y="15.8cm">
          <text:p text:style-name="P1"><text:span text:style-name="T9">CFG1</text:span></text:p>
        </draw:ellipse>
        <draw:line draw:style-name="gr11" draw:text-style-name="P1" draw:layer="layout" svg:x1="2cm" svg:y1="20cm" svg:x2="5cm" svg:y2="17cm">
          <text:p/>
        </draw:line>
        <draw:line draw:style-name="gr11" draw:text-style-name="P1" draw:layer="layout" svg:x1="5cm" svg:y1="20cm" svg:x2="2cm" svg:y2="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o LUA Thanks.</meta:initial-creator>
    <meta:creation-date>2009-07-08T15:50:36.30</meta:creation-date>
    <dc:date>2010-07-23T16:02:53</dc:date>
    <dc:creator>rfronteau </dc:creator>
    <meta:editing-duration>PT04H11M36S</meta:editing-duration>
    <meta:editing-cycles>34</meta:editing-cycles>
    <meta:generator>OpenOffice.org/3.2$Linux OpenOffice.org_project/320m12$Build-9483</meta:generator>
    <meta:document-statistic meta:object-count="80"/>
  </office:meta>
</office:document-meta>
</file>